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top" fo:wrap-option="wrap" fo:background-color="#1CF850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ext-properties style:font-name="Arial Unicode MS" style:font-name-asian="Arial Unicode MS" style:font-name-complex="Arial Unicode MS" fo:font-size="10pt" style:font-size-asian="10pt" style:font-size-complex="10pt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13" style:family="table-cell" style:parent-style-name="Excel_32_Built-in_32_Normal" style:data-style-name="N36">
      <style:table-cell-properties fo:border="thin solid #000000" style:vertical-align="top" fo:wrap-option="wrap" fo:background-color="#FFFFFF"/>
      <style:text-properties fo:color="#FF0000"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6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string" table:style-name="ce6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8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8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office:value-type="string" table:style-name="ce7">
            <text:p>ESC - отмена рисования, ENTER - закончить рисование без добавления еще одной точки</text:p>
          </table:table-cell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8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8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41" table:style-name="ce5">
            <text:p>41</text:p>
          </table:table-cell>
          <table:table-cell office:value-type="string" table:style-name="ce6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 - исправленно в результате применения общей базовой viewModel для общего списка устройств и списка используемого в плане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8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6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6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8">
            <text:p>Добавить отдельные методы Save (Load) в модули (уйти от общего SaveService)</text:p>
          </table:table-cell>
          <table:table-cell table:style-name="ce5"/>
          <table:table-cell office:value-type="string" table:style-name="ce9">
            <text:p>??? Не совсем понятно как это сейчас должно быть реализовано - нужно обсуждать</text:p>
          </table:table-cell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6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6">
            <text:p>Исправить ошибку при таскании точки у многоугольни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6">
            <text:p>Поменять расположение меню в PlansModule в администраторе</text:p>
          </table:table-cell>
          <table:table-cell table:style-name="ce5"/>
          <table:table-cell office:value-type="string" table:style-name="ce9">
            <text:p>Пробный вариант сделан, но нужно подумать, может как подругому перестроить</text:p>
          </table:table-cell>
          <table:table-cell table:number-columns-repeated="16380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6">
            <text:p>Изучить как лучше строить report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6">
            <text:p>В администраторе на планах уметь рисовать зоны ГК</text:p>
          </table:table-cell>
          <table:table-cell table:style-name="ce5"/>
          <table:table-cell office:value-type="string" table:style-name="ce9">
            <text:p>Нужно решить как быть с отображение устройств в зонах (метод вычисления)</text:p>
          </table:table-cell>
          <table:table-cell table:number-columns-repeated="16380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6">
            <text:p>В мониторе эти зоны отображать</text:p>
          </table:table-cell>
          <table:table-cell table:style-name="ce5"/>
          <table:table-cell office:value-type="string" table:style-name="ce9">
            <text:p>Реализовано отображение, нет привязки к состояниям</text:p>
          </table:table-cell>
          <table:table-cell table:number-columns-repeated="16380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6">
            <text:p>В мониторе масштабировать устройства ГК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6">
            <text:p>Реализовать механизм построения отчетов из разных модулей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6">
            <text:p>Сделать в фильтре Journal по умолчанию 1 ден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6">
            <text:p>Доработать логику сохранения фильтра в Journa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6">
            <text:p>Удалить старый механизм построения отчетов (RDLC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6">
            <text:p>Починить баг с номерами страниц в MultiRepor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6">
            <text:p>Вынести NavigationItem в Infustructure.Client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6">
            <text:p>Реализовать общий механизм Menu на основе коллекции MenuItem (BaseViewModel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6">
            <text:p>Исправить баг с шириной footer в отчет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6">
            <text:p>Исправить баг кнопки "создать новый"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6">
            <text:p>Удалить из отчетов ReportTyp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6">
            <text:p>Удалить ReportType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роверить дублирование добавлений extension в план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7" table:style-name="ce5">
            <text:p>87</text:p>
          </table:table-cell>
          <table:table-cell office:value-type="string" table:style-name="ce6">
            <text:p>Перестроение дерева устройств в планах для 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8" table:style-name="ce5">
            <text:p>88</text:p>
          </table:table-cell>
          <table:table-cell office:value-type="string" table:style-name="ce6">
            <text:p>Починить баг с переходом по двойному щелчку в валидации</text:p>
          </table:table-cell>
          <table:table-cell table:style-name="ce5"/>
          <table:table-cell office:value-type="string" table:style-name="ce9">
            <text:p>Не воспроизводится, скорее всего уже исправлена в NavigationItem</text:p>
          </table:table-cell>
          <table:table-cell table:number-columns-repeated="16380"/>
        </table:table-row>
        <table:table-row table:style-name="ro2">
          <table:table-cell office:value-type="float" office:value="89" table:style-name="ce5">
            <text:p>89</text:p>
          </table:table-cell>
          <table:table-cell office:value-type="string" table:style-name="ce6">
            <text:p>Починить баг с инструментами, когда нет плана</text:p>
          </table:table-cell>
          <table:table-cell table:style-name="ce5"/>
          <table:table-cell office:value-type="string" table:style-name="ce9">
            <text:p>Сделал чтобы панель с инструментами дизэйблилась, если нет плана</text:p>
          </table:table-cell>
          <table:table-cell table:number-columns-repeated="16380"/>
        </table:table-row>
        <table:table-row table:style-name="ro2">
          <table:table-cell office:value-type="float" office:value="90" table:style-name="ce5">
            <text:p>90</text:p>
          </table:table-cell>
          <table:table-cell office:value-type="string" table:style-name="ce6">
            <text:p>Переработать MainMenu - добавить splitte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1" table:style-name="ce5">
            <text:p>91</text:p>
          </table:table-cell>
          <table:table-cell office:value-type="string" table:style-name="ce6">
            <text:p>Перестроение дерева устройств в планах для X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2" table:style-name="ce5">
            <text:p>92</text:p>
          </table:table-cell>
          <table:table-cell office:value-type="string" table:style-name="ce6">
            <text:p>Сделать обновление свойств зон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3" table:style-name="ce5">
            <text:p>93</text:p>
          </table:table-cell>
          <table:table-cell office:value-type="string" table:style-name="ce10">
            <text:p>Прикрутить PimmedDocumen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4" table:style-name="ce5">
            <text:p>94</text:p>
          </table:table-cell>
          <table:table-cell office:value-type="string" table:style-name="ce6">
            <text:p>Сделать стиль для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5" table:style-name="ce5">
            <text:p>95</text:p>
          </table:table-cell>
          <table:table-cell office:value-type="string" table:style-name="ce6">
            <text:p>Добавить индексы в БД \Deploy\SqlCE\Firesec.sdf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6" table:style-name="ce5">
            <text:p>96</text:p>
          </table:table-cell>
          <table:table-cell office:value-type="string" table:style-name="ce6">
            <text:p>Заканчивать создание многоугольника не правой кнопкой мыши,а двойным щелчком левой кнопкой мыш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7" table:style-name="ce5">
            <text:p>97</text:p>
          </table:table-cell>
          <table:table-cell office:value-type="string" table:style-name="ce6">
            <text:p>Прозрачный фон у плана как в фотошопе - шахматная дос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8" table:style-name="ce5">
            <text:p>98</text:p>
          </table:table-cell>
          <table:table-cell office:value-type="string" table:style-name="ce6">
            <text:p>Починить форму прогресс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99" table:style-name="ce5">
            <text:p>99</text:p>
          </table:table-cell>
          <table:table-cell office:value-type="string" table:style-name="ce6">
            <text:p>Протестить индексы в БД (монитор/события)</text:p>
          </table:table-cell>
          <table:table-cell table:style-name="ce5"/>
          <table:table-cell office:value-type="string" table:style-name="ce9">
            <text:p>Индексы ускоряют выполнение непосредственно запроса, но это полностью не решает проблему, т.к. задержка возникает в LinqToSql при передачи большой коллекции объектов</text:p>
          </table:table-cell>
          <table:table-cell table:number-columns-repeated="16380"/>
        </table:table-row>
        <table:table-row table:style-name="ro3">
          <table:table-cell office:value-type="float" office:value="100" table:style-name="ce5">
            <text:p>100</text:p>
          </table:table-cell>
          <table:table-cell office:value-type="string" table:style-name="ce6">
            <text:p>Разобраться с <text:s/>синхронизацией с COM Server (Dispatcher)</text:p>
          </table:table-cell>
          <table:table-cell table:style-name="ce5"/>
          <table:table-cell office:value-type="string" table:style-name="ce9">
            <text:p>Получилось реализовать решение через Dispatcher (нужно было удалить COM объект Connection)</text:p>
          </table:table-cell>
          <table:table-cell table:number-columns-repeated="16380"/>
        </table:table-row>
        <table:table-row table:style-name="ro2">
          <table:table-cell office:value-type="float" office:value="101" table:style-name="ce5">
            <text:p>101</text:p>
          </table:table-cell>
          <table:table-cell office:value-type="string" table:style-name="ce6">
            <text:p>Разобраться с производительностью Архива (возможно перейти на ADO.NET)</text:p>
          </table:table-cell>
          <table:table-cell table:style-name="ce5"/>
          <table:table-cell office:value-type="string" table:style-name="ce9">
            <text:p>Нужно разобраться с передачей большого количества объектов - fixed</text:p>
          </table:table-cell>
          <table:table-cell table:number-columns-repeated="16380"/>
        </table:table-row>
        <table:table-row table:style-name="ro2">
          <table:table-cell office:value-type="float" office:value="102" table:style-name="ce5">
            <text:p>102</text:p>
          </table:table-cell>
          <table:table-cell office:value-type="string" table:style-name="ce6">
            <text:p>Исправить прозрачность для фона плана (убрать фон прозрачности для элементов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3" table:style-name="ce5">
            <text:p>103</text:p>
          </table:table-cell>
          <table:table-cell office:value-type="string" table:style-name="ce6">
            <text:p>Переделать TreeListView на использование DataGrid</text:p>
          </table:table-cell>
          <table:table-cell table:style-name="ce5"/>
          <table:table-cell office:value-type="string" table:style-name="ce9">
            <text:p>Реализовано на базе отдельного контрола для редактирования ячеик</text:p>
          </table:table-cell>
          <table:table-cell table:number-columns-repeated="16380"/>
        </table:table-row>
        <table:table-row table:style-name="ro2">
          <table:table-cell office:value-type="float" office:value="104" table:style-name="ce5">
            <text:p>104</text:p>
          </table:table-cell>
          <table:table-cell office:value-type="string" table:style-name="ce6">
            <text:p>Пофиксить проблему с шириной footer отчетов (обрезаются знаки в номере страницы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5" table:style-name="ce5">
            <text:p>105</text:p>
          </table:table-cell>
          <table:table-cell office:value-type="string" table:style-name="ce6">
            <text:p>Cделать стиль для ListView (на примере зон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6" table:style-name="ce5">
            <text:p>106</text:p>
          </table:table-cell>
          <table:table-cell office:value-type="string" table:style-name="ce10">
            <text:p>В ОЗ при наведении на зону оконтовывать ее, как у устройств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7" table:style-name="ce5">
            <text:p>107</text:p>
          </table:table-cell>
          <table:table-cell office:value-type="string" table:style-name="ce6">
            <text:p>Резаобраться с выставлением ширины последней колонки в Grid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9">
          <table:table-cell office:value-type="float" office:value="108" table:style-name="ce5">
            <text:p>108</text:p>
          </table:table-cell>
          <table:table-cell office:value-type="string" table:style-name="ce6">
            <text:p>Если вкладка подписана на событие клавиатуру, но при этом показано модальное диалоговое окно, то не нужно это событие отрабатывать</text:p>
          </table:table-cell>
          <table:table-cell table:style-name="ce5"/>
          <table:table-cell office:value-type="string" table:style-name="ce9">
            <text:p>Исправил - переделал Devices на использование Shortcut Service и пофиксил в Shortcut</text:p>
          </table:table-cell>
          <table:table-cell table:number-columns-repeated="16380"/>
        </table:table-row>
        <table:table-row table:style-name="ro2">
          <table:table-cell office:value-type="float" office:value="109" table:style-name="ce5">
            <text:p>109</text:p>
          </table:table-cell>
          <table:table-cell office:value-type="string" table:style-name="ce10">
            <text:p>В ОЗ выделение устройств и зон на планах должно быть одинаковой толщины не зависимо от масштаб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0" table:style-name="ce5">
            <text:p>110</text:p>
          </table:table-cell>
          <table:table-cell office:value-type="string" table:style-name="ce10">
            <text:p>В Администраторе на планах дать возможность отображать сетку и возможность выравнивать по ней элементы</text:p>
          </table:table-cell>
          <table:table-cell table:style-name="ce5"/>
          <table:table-cell office:value-type="string" table:style-name="ce9">
            <text:p>Отложено - достаточно объемный таск</text:p>
          </table:table-cell>
          <table:table-cell table:number-columns-repeated="16380"/>
        </table:table-row>
        <table:table-row table:style-name="ro2">
          <table:table-cell office:value-type="float" office:value="111" table:style-name="ce5">
            <text:p>111</text:p>
          </table:table-cell>
          <table:table-cell office:value-type="string" table:style-name="ce10">
            <text:p>При автоактивации устройств на плане нужно показывать не пульсирующую окружность, а перекрести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2" table:style-name="ce5">
            <text:p>112</text:p>
          </table:table-cell>
          <table:table-cell office:value-type="string" table:style-name="ce10">
            <text:p>Сортировка устройств в дереве ао типу и по адрес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3" table:style-name="ce5">
            <text:p>113</text:p>
          </table:table-cell>
          <table:table-cell office:value-type="string" table:style-name="ce6">
            <text:p>Во вкладке планы, при создании надписи текст не умещается в рамку.</text:p>
          </table:table-cell>
          <table:table-cell table:style-name="ce5"/>
          <table:table-cell office:value-type="string" table:style-name="ce9">
            <text:p>Добавить выравнивание</text:p>
          </table:table-cell>
          <table:table-cell table:number-columns-repeated="16380"/>
        </table:table-row>
        <table:table-row table:style-name="ro3">
          <table:table-cell office:value-type="float" office:value="114" table:style-name="ce5">
            <text:p>114</text:p>
          </table:table-cell>
          <table:table-cell office:value-type="string" table:style-name="ce6">
            <text:p>Вкладка Планы при уменьшении размера многоугольной  зоны или  многоугольника то последующее масштабирование этого объекта невозможно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5" table:style-name="ce5">
            <text:p>115</text:p>
          </table:table-cell>
          <table:table-cell office:value-type="string" table:style-name="ce6">
            <text:p>Вкладка Планы,  баг при показе цвета нарисованной линии: в свойствах линии  показан цвет – White, каким бы цветом не была линия в данный момент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6" table:style-name="ce5">
            <text:p>116</text:p>
          </table:table-cell>
          <table:table-cell office:value-type="string" table:style-name="ce10">
            <text:p>При быстром переходе от плана к плану, возникает баг с изображениями: пропадает фоновая картинка. Тоже самое возникает при частом и быстром масштабировании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7" table:style-name="ce5">
            <text:p>117</text:p>
          </table:table-cell>
          <table:table-cell office:value-type="string" table:style-name="ce6">
            <text:p>Шорткарт сервис должен также проверять доступность команда(CanExecute), а не только саму команд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8" table:style-name="ce5">
            <text:p>118</text:p>
          </table:table-cell>
          <table:table-cell office:value-type="string" table:style-name="ce6">
            <text:p>Перевести Devices на новый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9" table:style-name="ce5">
            <text:p>119</text:p>
          </table:table-cell>
          <table:table-cell office:value-type="string" table:style-name="ce6">
            <text:p>При удалении устройства из вкладки устройства, не обновляется значек на плане, возможно, то же самое произойдет и с зоной</text:p>
          </table:table-cell>
          <table:table-cell table:style-name="ce5"/>
          <table:table-cell office:value-type="string" table:style-name="ce9">
            <text:p>Нужно проверить после исправления в Devices (сейчас Changed фаерится до удаления устройства из коллекции)</text:p>
          </table:table-cell>
          <table:table-cell table:number-columns-repeated="16380"/>
        </table:table-row>
        <table:table-row table:style-name="ro2">
          <table:table-cell office:value-type="float" office:value="120" table:style-name="ce5">
            <text:p>120</text:p>
          </table:table-cell>
          <table:table-cell office:value-type="string" table:style-name="ce6">
            <text:p>Проблема с обновлением дерева устройств при создании новой конфигураци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1" table:style-name="ce5">
            <text:p>121</text:p>
          </table:table-cell>
          <table:table-cell office:value-type="string" table:style-name="ce6">
            <text:p>Добавить проверку CanExecute в код RelayCommand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2" table:style-name="ce5">
            <text:p>122</text:p>
          </table:table-cell>
          <table:table-cell office:value-type="string" table:style-name="ce6">
            <text:p>TextBox AttatchedProperty перекрывает события ctrl+v, ctrl+c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3" table:style-name="ce5">
            <text:p>123</text:p>
          </table:table-cell>
          <table:table-cell office:value-type="string" table:style-name="ce6">
            <text:p>В treelistview и listview всегда показывать вертикальный scrol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10">
          <table:table-cell office:value-type="float" office:value="124" table:style-name="ce5">
            <text:p>124</text:p>
          </table:table-cell>
          <table:table-cell office:value-type="string" table:style-name="ce6">
            <text:p>Фикс бага в TreeListView при создании новой конфигурации</text:p>
          </table:table-cell>
          <table:table-cell table:style-name="ce5"/>
          <table:table-cell office:value-type="string" table:style-name="ce11">
            <text:p>{System.Windows.Controls.TreeViewItem Header:{DisconnectedItem} Items.Count:0}</text:p>
          </table:table-cell>
          <table:table-cell table:number-columns-repeated="16380"/>
        </table:table-row>
        <table:table-row table:style-name="ro2">
          <table:table-cell office:value-type="float" office:value="125" table:style-name="ce5">
            <text:p>125</text:p>
          </table:table-cell>
          <table:table-cell office:value-type="string" table:style-name="ce6">
            <text:p>Сделать прокрутку к выбранному элементу в treelistview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6" table:style-name="ce5">
            <text:p>126</text:p>
          </table:table-cell>
          <table:table-cell office:value-type="string" table:style-name="ce6">
            <text:p>Проверить ошибку с переполнением журнала логов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7" table:style-name="ce5">
            <text:p>127</text:p>
          </table:table-cell>
          <table:table-cell office:value-type="string" table:style-name="ce6">
            <text:p>Пофиксить проблему загрузки Assembly (for Dynamic Assembly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8" table:style-name="ce5">
            <text:p>128</text:p>
          </table:table-cell>
          <table:table-cell office:value-type="string" table:style-name="ce6">
            <text:p>Изучить возможные форматы для рисунков (svg)</text:p>
          </table:table-cell>
          <table:table-cell table:number-columns-repeated="16382" table:style-name="ce1"/>
        </table:table-row>
        <table:table-row table:style-name="ro2">
          <table:table-cell office:value-type="float" office:value="129" table:style-name="ce5">
            <text:p>129</text:p>
          </table:table-cell>
          <table:table-cell office:value-type="string" table:style-name="ce10">
            <text:p>Кликабельная область треугольника развертывания должна быть больше</text:p>
          </table:table-cell>
          <table:table-cell table:number-columns-repeated="16382" table:style-name="ce1"/>
        </table:table-row>
        <table:table-row table:style-name="ro2">
          <table:table-cell office:value-type="float" office:value="130" table:style-name="ce5">
            <text:p>130</text:p>
          </table:table-cell>
          <table:table-cell office:value-type="string" table:style-name="ce10">
            <text:p>Вкладка Планы, предлагаю добавить экспорт картинок на плане. (Предложение.)</text:p>
          </table:table-cell>
          <table:table-cell table:number-columns-repeated="16382" table:style-name="ce1"/>
        </table:table-row>
        <table:table-row table:style-name="ro2">
          <table:table-cell office:value-type="float" office:value="131" table:style-name="ce5">
            <text:p>131</text:p>
          </table:table-cell>
          <table:table-cell office:value-type="string" table:style-name="ce10">
            <text:p>Вкладка Планы, нет возможности применять слои для зон и устройств. (Предложение.)</text:p>
          </table:table-cell>
          <table:table-cell table:number-columns-repeated="16382" table:style-name="ce1"/>
        </table:table-row>
        <table:table-row table:style-name="ro3">
          <table:table-cell office:value-type="float" office:value="132" table:style-name="ce5">
            <text:p>132</text:p>
          </table:table-cell>
          <table:table-cell office:value-type="string" table:style-name="ce10">
            <text:p>Вкладка Планы, прошу добавить работу кнопок вверх, вниз, влево, вправо для перемещения объектов по плану. А также возможность медленного перемещения с помощью клавиши ctrl  и быстрого с помощью  shift.( Предложение.)</text:p>
          </table:table-cell>
          <table:table-cell table:number-columns-repeated="16382" table:style-name="ce1"/>
        </table:table-row>
        <table:table-row table:style-name="ro3">
          <table:table-cell office:value-type="float" office:value="133" table:style-name="ce5">
            <text:p>133</text:p>
          </table:table-cell>
          <table:table-cell office:value-type="string" table:style-name="ce6">
            <text:p>Вкладка Планы, если заблокировать объекты на плане с помощью инструмента «замок,  то всё равно устройства можно выделить и удалить по средством нажатия ctrl+А   и del. (Замечание.)</text:p>
          </table:table-cell>
          <table:table-cell table:number-columns-repeated="16382" table:style-name="ce1"/>
        </table:table-row>
        <table:table-row table:style-name="ro2">
          <table:table-cell office:value-type="float" office:value="134" table:style-name="ce5">
            <text:p>134</text:p>
          </table:table-cell>
          <table:table-cell office:value-type="string" table:style-name="ce12">
            <text:p>Не удается вызвать контекстное меню свойств фигуры, если она находится под зоной (Замечание)</text:p>
          </table:table-cell>
          <table:table-cell table:style-name="ce1"/>
          <table:table-cell office:value-type="string" table:style-name="ce1">
            <text:p>Добавить Zindex ко всем ZLayer</text:p>
          </table:table-cell>
          <table:table-cell table:number-columns-repeated="16380" table:style-name="ce1"/>
        </table:table-row>
        <table:table-row table:style-name="ro2">
          <table:table-cell office:value-type="float" office:value="135" table:style-name="ce5">
            <text:p>135</text:p>
          </table:table-cell>
          <table:table-cell office:value-type="string" table:style-name="ce6">
            <text:p>Переход к элементу в дереве сутройств по right-click</text:p>
          </table:table-cell>
          <table:table-cell table:number-columns-repeated="16382" table:style-name="ce1"/>
        </table:table-row>
        <table:table-row table:style-name="ro2">
          <table:table-cell office:value-type="float" office:value="136" table:style-name="ce5">
            <text:p>136</text:p>
          </table:table-cell>
          <table:table-cell office:value-type="string" table:style-name="ce6">
            <text:p>Неверно отображается полное число страниц в отчете Блоки индикации в правом нижнем углу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7" table:style-name="ce5">
            <text:p>137</text:p>
          </table:table-cell>
          <table:table-cell office:value-type="string" table:style-name="ce10">
            <text:p>В отчете Журнал событий строка может разрываться и переноситься на другую страницу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8" table:style-name="ce5">
            <text:p>138</text:p>
          </table:table-cell>
          <table:table-cell office:value-type="string" table:style-name="ce12">
            <text:p>Выделение всего такста в Textbox при переходе по Tab</text:p>
          </table:table-cell>
          <table:table-cell table:number-columns-repeated="16382" table:style-name="ce1"/>
        </table:table-row>
        <table:table-row table:style-name="ro2">
          <table:table-cell office:value-type="float" office:value="139" table:style-name="ce5">
            <text:p>139</text:p>
          </table:table-cell>
          <table:table-cell office:value-type="string" table:style-name="ce6">
            <text:p>Убрать логирование информации о системе</text:p>
          </table:table-cell>
          <table:table-cell table:number-columns-repeated="16382" table:style-name="ce1"/>
        </table:table-row>
        <table:table-row table:style-name="ro2">
          <table:table-cell office:value-type="float" office:value="140" table:style-name="ce5">
            <text:p>140</text:p>
          </table:table-cell>
          <table:table-cell office:value-type="string" table:style-name="ce6">
            <text:p>При копировании надписи не копируется свойство "Растянуть"</text:p>
          </table:table-cell>
          <table:table-cell table:number-columns-repeated="16382" table:style-name="ce1"/>
        </table:table-row>
        <table:table-row table:style-name="ro2">
          <table:table-cell office:value-type="float" office:value="141" table:style-name="ce5">
            <text:p>141</text:p>
          </table:table-cell>
          <table:table-cell office:value-type="string" table:style-name="ce6">
            <text:p>Команды Копировать/Вырезать в контекстном меню каждого элемента</text:p>
          </table:table-cell>
          <table:table-cell table:number-columns-repeated="16382" table:style-name="ce1"/>
        </table:table-row>
        <table:table-row table:style-name="ro2">
          <table:table-cell office:value-type="float" office:value="142" table:style-name="ce5">
            <text:p>142</text:p>
          </table:table-cell>
          <table:table-cell office:value-type="string" table:style-name="ce12">
            <text:p>Больше настроек у надписи: Тип шрифта, италик, болд</text:p>
          </table:table-cell>
          <table:table-cell table:number-columns-repeated="16382" table:style-name="ce1"/>
        </table:table-row>
        <table:table-row table:style-name="ro2">
          <table:table-cell office:value-type="float" office:value="143" table:style-name="ce5">
            <text:p>143</text:p>
          </table:table-cell>
          <table:table-cell office:value-type="string" table:style-name="ce6">
            <text:p>Добавить контекстное меню к плану - Вставить + вставки по точки клика</text:p>
          </table:table-cell>
          <table:table-cell table:number-columns-repeated="16382" table:style-name="ce1"/>
        </table:table-row>
        <table:table-row table:style-name="ro2">
          <table:table-cell office:value-type="float" office:value="144" table:style-name="ce5">
            <text:p>144</text:p>
          </table:table-cell>
          <table:table-cell office:value-type="string" table:style-name="ce6">
            <text:p>Баг в ОЗ при обновление конфигурации - перестает работать переключение по планам</text:p>
          </table:table-cell>
          <table:table-cell table:number-columns-repeated="16382" table:style-name="ce1"/>
        </table:table-row>
        <table:table-row table:style-name="ro2">
          <table:table-cell office:value-type="float" office:value="145" table:style-name="ce5">
            <text:p>145</text:p>
          </table:table-cell>
          <table:table-cell office:value-type="string" table:style-name="ce12">
            <text:p>В Администраторе, в планах добавить контекстое меню в слоях<text:s/></text:p>
          </table:table-cell>
          <table:table-cell table:number-columns-repeated="16382" table:style-name="ce1"/>
        </table:table-row>
        <table:table-row table:style-name="ro2">
          <table:table-cell office:value-type="float" office:value="146" table:style-name="ce5">
            <text:p>146</text:p>
          </table:table-cell>
          <table:table-cell office:value-type="string" table:style-name="ce13">
            <text:p>В ОЗ в планах сделать отрисовку "крестика flush"<text:s text:c="2"/></text:p>
          </table:table-cell>
          <table:table-cell table:number-columns-repeated="16382" table:style-name="ce1"/>
        </table:table-row>
        <table:table-row table:style-name="ro2">
          <table:table-cell office:value-type="float" office:value="147" table:style-name="ce5">
            <text:p>147</text:p>
          </table:table-cell>
          <table:table-cell office:value-type="string" table:style-name="ce12">
            <text:p>В администроре в планах поменять механиз Zindex и Zlayer, добавить Zindex ко всем элементам</text:p>
          </table:table-cell>
          <table:table-cell table:number-columns-repeated="16382" table:style-name="ce1"/>
        </table:table-row>
        <table:table-row table:style-name="ro2">
          <table:table-cell office:value-type="float" office:value="148" table:style-name="ce5">
            <text:p>14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49" table:style-name="ce5">
            <text:p>14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0" table:style-name="ce5">
            <text:p>15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1" table:style-name="ce5">
            <text:p>15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2" table:style-name="ce5">
            <text:p>15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3" table:style-name="ce5">
            <text:p>1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4" table:style-name="ce5">
            <text:p>1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5" table:style-name="ce5">
            <text:p>1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6" table:style-name="ce5">
            <text:p>1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7" table:style-name="ce5">
            <text:p>1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8" table:style-name="ce5">
            <text:p>1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9" table:style-name="ce5">
            <text:p>1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0" table:style-name="ce5">
            <text:p>1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1" table:style-name="ce5">
            <text:p>1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2" table:style-name="ce5">
            <text:p>1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3" table:style-name="ce5">
            <text:p>1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4" table:style-name="ce5">
            <text:p>1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5" table:style-name="ce5">
            <text:p>1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6" table:style-name="ce5">
            <text:p>1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7" table:style-name="ce5">
            <text:p>1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8" table:style-name="ce5">
            <text:p>1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9" table:style-name="ce5">
            <text:p>1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0" table:style-name="ce5">
            <text:p>1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1" table:style-name="ce5">
            <text:p>1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2" table:style-name="ce5">
            <text:p>1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3" table:style-name="ce5">
            <text:p>1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4" table:style-name="ce5">
            <text:p>1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5" table:style-name="ce5">
            <text:p>1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6" table:style-name="ce5">
            <text:p>1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7" table:style-name="ce5">
            <text:p>1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8" table:style-name="ce5">
            <text:p>1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9" table:style-name="ce5">
            <text:p>1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0" table:style-name="ce5">
            <text:p>1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1" table:style-name="ce5">
            <text:p>1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2" table:style-name="ce5">
            <text:p>1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3" table:style-name="ce5">
            <text:p>1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4" table:style-name="ce5">
            <text:p>1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5" table:style-name="ce5">
            <text:p>1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6" table:style-name="ce5">
            <text:p>1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7" table:style-name="ce5">
            <text:p>1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8" table:style-name="ce5">
            <text:p>1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9" table:style-name="ce5">
            <text:p>1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0" table:style-name="ce5">
            <text:p>1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1" table:style-name="ce5">
            <text:p>1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2" table:style-name="ce5">
            <text:p>1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3" table:style-name="ce5">
            <text:p>1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4" table:style-name="ce5">
            <text:p>1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5" table:style-name="ce5">
            <text:p>1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6" table:style-name="ce5">
            <text:p>1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7" table:style-name="ce5">
            <text:p>1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8" table:style-name="ce5">
            <text:p>1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9" table:style-name="ce5">
            <text:p>1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0" table:style-name="ce5">
            <text:p>2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1" table:style-name="ce5">
            <text:p>2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2" table:style-name="ce5">
            <text:p>2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3" table:style-name="ce5">
            <text:p>2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4" table:style-name="ce5">
            <text:p>2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5" table:style-name="ce5">
            <text:p>2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6" table:style-name="ce5">
            <text:p>2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7" table:style-name="ce5">
            <text:p>2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8" table:style-name="ce5">
            <text:p>2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9" table:style-name="ce5">
            <text:p>2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0" table:style-name="ce5">
            <text:p>2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1" table:style-name="ce5">
            <text:p>2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2" table:style-name="ce5">
            <text:p>2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3" table:style-name="ce5">
            <text:p>2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4" table:style-name="ce5">
            <text:p>2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5" table:style-name="ce5">
            <text:p>2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6" table:style-name="ce5">
            <text:p>2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7" table:style-name="ce5">
            <text:p>21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8" table:style-name="ce5">
            <text:p>21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9" table:style-name="ce5">
            <text:p>21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0" table:style-name="ce5">
            <text:p>22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1" table:style-name="ce5">
            <text:p>22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2" table:style-name="ce5">
            <text:p>22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3" table:style-name="ce5">
            <text:p>22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4" table:style-name="ce5">
            <text:p>22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5" table:style-name="ce5">
            <text:p>22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6" table:style-name="ce5">
            <text:p>22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7" table:style-name="ce5">
            <text:p>22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8" table:style-name="ce5">
            <text:p>22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9" table:style-name="ce5">
            <text:p>22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0" table:style-name="ce5">
            <text:p>23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1" table:style-name="ce5">
            <text:p>23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2" table:style-name="ce5">
            <text:p>23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3" table:style-name="ce5">
            <text:p>23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4" table:style-name="ce5">
            <text:p>23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5" table:style-name="ce5">
            <text:p>23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6" table:style-name="ce5">
            <text:p>23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7" table:style-name="ce5">
            <text:p>23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8" table:style-name="ce5">
            <text:p>23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9" table:style-name="ce5">
            <text:p>23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0" table:style-name="ce5">
            <text:p>24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1" table:style-name="ce5">
            <text:p>24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2" table:style-name="ce5">
            <text:p>24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3" table:style-name="ce5">
            <text:p>24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4" table:style-name="ce5">
            <text:p>24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5" table:style-name="ce5">
            <text:p>24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6" table:style-name="ce5">
            <text:p>24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7" table:style-name="ce5">
            <text:p>24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8" table:style-name="ce5">
            <text:p>24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9" table:style-name="ce5">
            <text:p>24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0" table:style-name="ce5">
            <text:p>25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1" table:style-name="ce5">
            <text:p>25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2" table:style-name="ce5">
            <text:p>25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3" table:style-name="ce5">
            <text:p>2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4" table:style-name="ce5">
            <text:p>2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5" table:style-name="ce5">
            <text:p>2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6" table:style-name="ce5">
            <text:p>2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7" table:style-name="ce5">
            <text:p>2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8" table:style-name="ce5">
            <text:p>2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9" table:style-name="ce5">
            <text:p>2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0" table:style-name="ce5">
            <text:p>2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1" table:style-name="ce5">
            <text:p>2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2" table:style-name="ce5">
            <text:p>2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3" table:style-name="ce5">
            <text:p>2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4" table:style-name="ce5">
            <text:p>2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5" table:style-name="ce5">
            <text:p>2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6" table:style-name="ce5">
            <text:p>2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7" table:style-name="ce5">
            <text:p>2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8" table:style-name="ce5">
            <text:p>2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9" table:style-name="ce5">
            <text:p>2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0" table:style-name="ce5">
            <text:p>2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1" table:style-name="ce5">
            <text:p>2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2" table:style-name="ce5">
            <text:p>2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3" table:style-name="ce5">
            <text:p>2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4" table:style-name="ce5">
            <text:p>2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5" table:style-name="ce5">
            <text:p>2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6" table:style-name="ce5">
            <text:p>2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7" table:style-name="ce5">
            <text:p>2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8" table:style-name="ce5">
            <text:p>2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9" table:style-name="ce5">
            <text:p>2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0" table:style-name="ce5">
            <text:p>2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1" table:style-name="ce5">
            <text:p>2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2" table:style-name="ce5">
            <text:p>2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3" table:style-name="ce5">
            <text:p>2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4" table:style-name="ce5">
            <text:p>2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5" table:style-name="ce5">
            <text:p>2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6" table:style-name="ce5">
            <text:p>2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7" table:style-name="ce5">
            <text:p>2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8" table:style-name="ce5">
            <text:p>2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9" table:style-name="ce5">
            <text:p>2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0" table:style-name="ce5">
            <text:p>2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1" table:style-name="ce5">
            <text:p>2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2" table:style-name="ce5">
            <text:p>2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3" table:style-name="ce5">
            <text:p>2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4" table:style-name="ce5">
            <text:p>2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5" table:style-name="ce5">
            <text:p>2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6" table:style-name="ce5">
            <text:p>2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7" table:style-name="ce5">
            <text:p>2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8" table:style-name="ce5">
            <text:p>2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9" table:style-name="ce5">
            <text:p>2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0" table:style-name="ce5">
            <text:p>3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1" table:style-name="ce5">
            <text:p>3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2" table:style-name="ce5">
            <text:p>3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3" table:style-name="ce5">
            <text:p>3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4" table:style-name="ce5">
            <text:p>3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5" table:style-name="ce5">
            <text:p>3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6" table:style-name="ce5">
            <text:p>3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7" table:style-name="ce5">
            <text:p>3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8" table:style-name="ce5">
            <text:p>3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9" table:style-name="ce5">
            <text:p>3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0" table:style-name="ce5">
            <text:p>3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1" table:style-name="ce5">
            <text:p>3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2" table:style-name="ce5">
            <text:p>3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3" table:style-name="ce5">
            <text:p>3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4" table:style-name="ce5">
            <text:p>3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5" table:style-name="ce5">
            <text:p>3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6" table:style-name="ce5">
            <text:p>3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7" table:style-name="ce5">
            <text:p>31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8" table:style-name="ce5">
            <text:p>31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9" table:style-name="ce5">
            <text:p>31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0" table:style-name="ce5">
            <text:p>32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1" table:style-name="ce5">
            <text:p>32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2" table:style-name="ce5">
            <text:p>32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3" table:style-name="ce5">
            <text:p>32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4" table:style-name="ce5">
            <text:p>32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5" table:style-name="ce5">
            <text:p>32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6" table:style-name="ce5">
            <text:p>32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7" table:style-name="ce5">
            <text:p>32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8" table:style-name="ce5">
            <text:p>32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9" table:style-name="ce5">
            <text:p>32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0" table:style-name="ce5">
            <text:p>33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1" table:style-name="ce5">
            <text:p>33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2" table:style-name="ce5">
            <text:p>33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3" table:style-name="ce5">
            <text:p>33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4" table:style-name="ce5">
            <text:p>33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5" table:style-name="ce5">
            <text:p>33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6" table:style-name="ce5">
            <text:p>33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7" table:style-name="ce5">
            <text:p>33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8" table:style-name="ce5">
            <text:p>33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9" table:style-name="ce5">
            <text:p>33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0" table:style-name="ce5">
            <text:p>34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1" table:style-name="ce5">
            <text:p>34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2" table:style-name="ce5">
            <text:p>34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3" table:style-name="ce5">
            <text:p>34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4" table:style-name="ce5">
            <text:p>34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5" table:style-name="ce5">
            <text:p>34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6" table:style-name="ce5">
            <text:p>34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7" table:style-name="ce5">
            <text:p>34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8" table:style-name="ce5">
            <text:p>34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9" table:style-name="ce5">
            <text:p>34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0" table:style-name="ce5">
            <text:p>35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1" table:style-name="ce5">
            <text:p>35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2" table:style-name="ce5">
            <text:p>35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3" table:style-name="ce5">
            <text:p>3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4" table:style-name="ce5">
            <text:p>3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5" table:style-name="ce5">
            <text:p>3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6" table:style-name="ce5">
            <text:p>3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7" table:style-name="ce5">
            <text:p>3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8" table:style-name="ce5">
            <text:p>3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9" table:style-name="ce5">
            <text:p>3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0" table:style-name="ce5">
            <text:p>3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1" table:style-name="ce5">
            <text:p>3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2" table:style-name="ce5">
            <text:p>3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3" table:style-name="ce5">
            <text:p>3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4" table:style-name="ce5">
            <text:p>3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5" table:style-name="ce5">
            <text:p>3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6" table:style-name="ce5">
            <text:p>3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7" table:style-name="ce5">
            <text:p>3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8" table:style-name="ce5">
            <text:p>3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9" table:style-name="ce5">
            <text:p>3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0" table:style-name="ce5">
            <text:p>3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1" table:style-name="ce5">
            <text:p>3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2" table:style-name="ce5">
            <text:p>3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3" table:style-name="ce5">
            <text:p>3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4" table:style-name="ce5">
            <text:p>3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5" table:style-name="ce5">
            <text:p>3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6" table:style-name="ce5">
            <text:p>3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7" table:style-name="ce5">
            <text:p>3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8" table:style-name="ce5">
            <text:p>3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9" table:style-name="ce5">
            <text:p>3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0" table:style-name="ce5">
            <text:p>3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1" table:style-name="ce5">
            <text:p>3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2" table:style-name="ce5">
            <text:p>3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3" table:style-name="ce5">
            <text:p>3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4" table:style-name="ce5">
            <text:p>3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5" table:style-name="ce5">
            <text:p>3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6" table:style-name="ce5">
            <text:p>3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7" table:style-name="ce5">
            <text:p>3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8" table:style-name="ce5">
            <text:p>3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9" table:style-name="ce5">
            <text:p>3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0" table:style-name="ce5">
            <text:p>3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1" table:style-name="ce5">
            <text:p>3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2" table:style-name="ce5">
            <text:p>3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3" table:style-name="ce5">
            <text:p>3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4" table:style-name="ce5">
            <text:p>3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5" table:style-name="ce5">
            <text:p>3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6" table:style-name="ce5">
            <text:p>3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7" table:style-name="ce5">
            <text:p>3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8" table:style-name="ce5">
            <text:p>3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9" table:style-name="ce5">
            <text:p>3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0" table:style-name="ce5">
            <text:p>4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1" table:style-name="ce5">
            <text:p>4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2" table:style-name="ce5">
            <text:p>4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3" table:style-name="ce5">
            <text:p>4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4" table:style-name="ce5">
            <text:p>4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5" table:style-name="ce5">
            <text:p>4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6" table:style-name="ce5">
            <text:p>4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7" table:style-name="ce5">
            <text:p>4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8" table:style-name="ce5">
            <text:p>4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9" table:style-name="ce5">
            <text:p>4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0" table:style-name="ce5">
            <text:p>4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1" table:style-name="ce5">
            <text:p>4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2" table:style-name="ce5">
            <text:p>4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3" table:style-name="ce5">
            <text:p>4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4" table:style-name="ce5">
            <text:p>4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5" table:style-name="ce5">
            <text:p>4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6" table:style-name="ce5">
            <text:p>4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7" table:style-name="ce5">
            <text:p>417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8" table:style-name="ce5">
            <text:p>418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9" table:style-name="ce5">
            <text:p>419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0" table:style-name="ce5">
            <text:p>420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1" table:style-name="ce5">
            <text:p>421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2" table:style-name="ce5">
            <text:p>422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3" table:style-name="ce5">
            <text:p>423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4" table:style-name="ce5">
            <text:p>424</text:p>
          </table:table-cell>
          <table:table-cell table:style-name="ce9"/>
          <table:table-cell table:number-columns-repeated="16382" table:style-name="ce1"/>
        </table:table-row>
        <table:table-row table:number-rows-repeated="2" table:style-name="ro2">
          <table:table-cell table:style-name="ce5"/>
          <table:table-cell table:style-name="ce9"/>
          <table:table-cell table:number-columns-repeated="16382" table:style-name="ce1"/>
        </table:table-row>
        <table:table-row table:number-rows-repeated="1048149" table:style-name="ro11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11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11">
          <table:table-cell table:number-columns-repeated="16384"/>
        </table:table-row>
      </table:table>
      <table:database-ranges>
        <table:database-range table:target-range-address="Задачи.A1:Задачи.J425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creator>Vladimir Sorokonenko</dc:creator>
    <dc:date>2012-11-19T15:08:41Z</dc:date>
    <meta:editing-cycles>1</meta:editing-cycles>
    <meta:editing-duration>PT53S</meta:editing-duration>
  </office:meta>
</office:document-meta>
</file>